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p>
        <mrow>
          <mstyle mathvariant="bold">
            <mrow>
              <mi>p</mi>
            </mrow>
          </mstyle>
        </mrow>
        <mn>2</mn>
      </msup>
      <mrow>
        <mi/>
        <mo stretchy="false">=</mo>
        <mi/>
      </mrow>
      <msubsup>
        <mi>p</mi>
        <mi>r</mi>
        <mn>2</mn>
      </msubsup>
      <mrow>
        <mi/>
        <mo stretchy="false">+</mo>
        <mi/>
      </mrow>
      <mfrac>
        <msup>
          <mrow>
            <mstyle mathvariant="bold">
              <mrow>
                <mi>L</mi>
              </mrow>
            </mstyle>
          </mrow>
          <mn>2</mn>
        </msup>
        <mrow>
          <msup>
            <mi>r</mi>
            <mn>2</mn>
          </msup>
        </mrow>
      </mfrac>
      <mi/>
      <mrow>
        <mo stretchy="false">(</mo>
        <mrow>
          <mrow>
            <mi>r</mi>
            <mo stretchy="false">≠</mo>
            <mn>0</mn>
          </mrow>
        </mrow>
        <mo stretchy="false">)</mo>
      </mrow>
    </mrow>
    <annotation encoding="StarMath 5.0">{bold p} ^2 ~=~ p _r ^2 ~+~ {bold L} ^2 over {r ^2} ~~~ (r &lt;&gt; 0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4T12:30:06.438000000</meta:creation-date>
    <meta:generator>LibreOffice/4.1.4.2$Windows_x86 LibreOffice_project/0a0440ccc0227ad9829de5f46be37cfb6edcf72</meta:generator>
  </office:meta>
</office:document-meta>
</file>